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kHttp3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Http3ClientHttpReques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kHttp3ClientHttpRequest.executeInternal( HttpHeaders headers , byte [ ]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kHttp3ClientHttpRequest.OkHttp3ClientHttpRequest( OkHttpClient client , URI uri ,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